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16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9Z61"/>SURAT KEPUTUSAN</text:p>
      <text:p text:style-name="P9">No. / 422 / 454 /Adm.Sek</text:p>
      <text:p text:style-name="P10"/>
      <text:p text:style-name="P11">Berdasarkan :</text:p>
      <text:list xml:id="list229030945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IZKI AFRIYANTO</text:span></text:p>
      <text:p text:style-name="P13"><text:span text:style-name="T2"><text:tab/><text:tab/>Tempat, Tanggal Lahir<text:tab/>: Boyolali, 15-02-2002</text:span></text:p>
      <text:p text:style-name="P13"><text:span text:style-name="T2"><text:tab/><text:tab/>NISN<text:tab/><text:tab/><text:tab/><text:tab/>: 0028544526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9Z6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9Z6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9Z61"/><text:bookmark-end text:name="_Hlk481362583MailMergeMark2020-05-06T04:06:49Z6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7.626856034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8" meta:character-count="9634" meta:non-whitespace-character-count="842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